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margin-left="0cm" fo:margin-right="0.132cm" fo:margin-top="0cm" fo:margin-bottom="0cm" fo:text-indent="0cm" style:auto-text-indent="false" fo:padding="0cm" fo:border="none"/>
      <style:text-properties style:font-name="Arial" fo:font-size="10pt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4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0pt" fo:letter-spacing="normal" fo:font-weight="normal" style:font-size-asian="10pt" style:font-size-complex="10pt"/>
    </style:style>
    <style:style style:name="P6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0pt" fo:letter-spacing="normal" fo:font-weight="normal" style:font-size-asian="10pt" style:font-size-complex="10pt"/>
    </style:style>
    <style:style style:name="P7" style:family="paragraph" style:parent-style-name="Text_20_body" style:list-style-name="L3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0pt" fo:letter-spacing="normal" fo:font-weight="normal" style:font-size-asian="10pt" style:font-size-complex="10pt"/>
    </style:style>
    <style:style style:name="P8" style:family="paragraph" style:parent-style-name="Text_20_body" style:list-style-name="L4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0pt" fo:letter-spacing="normal" fo:font-weight="normal" style:font-size-asian="10pt" style:font-size-complex="10pt"/>
    </style:style>
    <style:style style:name="P9" style:family="paragraph" style:parent-style-name="Text_20_body" style:list-style-name="L5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0pt" fo:letter-spacing="normal" fo:font-weight="normal" style:font-size-asian="10pt" style:font-size-complex="10pt"/>
    </style:style>
    <style:style style:name="P10" style:family="paragraph" style:parent-style-name="Text_20_body" style:list-style-name="L6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0pt" fo:letter-spacing="normal" fo:font-weight="normal" style:font-size-asian="10pt" style:font-size-complex="10pt"/>
    </style:style>
    <style:style style:name="P11" style:family="paragraph" style:parent-style-name="Text_20_body" style:list-style-name="L7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0pt" fo:letter-spacing="normal" fo:font-weight="normal" style:font-size-asian="10pt" style:font-size-complex="10pt"/>
    </style:style>
    <style:style style:name="P12" style:family="paragraph" style:parent-style-name="Text_20_body" style:list-style-name="L8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0pt" fo:letter-spacing="normal" fo:font-weight="normal" style:font-size-asian="10pt" style:font-size-complex="10pt"/>
    </style:style>
    <style:style style:name="P13" style:family="paragraph" style:parent-style-name="Text_20_body" style:list-style-name="L9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0pt" fo:letter-spacing="normal" fo:font-weight="normal" style:font-size-asian="10pt" style:font-size-complex="10pt"/>
    </style:style>
    <style:style style:name="P14" style:family="paragraph" style:parent-style-name="Text_20_body" style:list-style-name="L10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0pt" fo:letter-spacing="normal" fo:font-weight="normal" style:font-size-asian="10pt" style:font-size-complex="10pt"/>
    </style:style>
    <style:style style:name="P15" style:family="paragraph" style:parent-style-name="Text_20_body" style:list-style-name="L1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0pt" fo:letter-spacing="normal" fo:font-weight="normal" style:font-size-asian="10pt" style:font-size-complex="10pt"/>
    </style:style>
    <style:style style:name="P16" style:family="paragraph" style:parent-style-name="Text_20_body" style:list-style-name="L9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0pt" fo:letter-spacing="normal" fo:font-weight="normal" fo:background-color="transparent" style:font-size-asian="10pt" style:font-size-complex="10pt"/>
    </style:style>
    <style:style style:name="P17" style:family="paragraph" style:parent-style-name="Text_20_body">
      <style:paragraph-properties fo:margin-left="0cm" fo:margin-right="0cm" fo:margin-top="0.397cm" fo:margin-bottom="0cm" fo:text-indent="0cm" style:auto-text-indent="false" fo:padding-left="0.397cm" fo:padding-right="0.397cm" fo:padding-top="0.185cm" fo:padding-bottom="0.185cm" fo:border="0.002cm solid #000000"/>
      <style:text-properties style:font-name="Arial" fo:font-size="10pt" style:font-size-asian="10pt" style:font-size-complex="10pt"/>
    </style:style>
    <style:style style:name="T1" style:family="text">
      <style:text-properties style:font-name="Inter" fo:font-size="10.5pt" fo:letter-spacing="normal" fo:font-weight="normal"/>
    </style:style>
    <style:style style:name="T2" style:family="text">
      <style:text-properties fo:font-size="10.5pt" fo:letter-spacing="normal" fo:font-weight="normal"/>
    </style:style>
    <style:style style:name="T3" style:family="text">
      <style:text-properties style:font-name="Arial" fo:font-size="10.5pt" fo:letter-spacing="normal" fo:font-weight="normal"/>
    </style:style>
    <style:style style:name="T4" style:family="text">
      <style:text-properties style:font-name="Arial" fo:letter-spacing="normal" fo:font-weight="normal"/>
    </style:style>
    <style:style style:name="T5" style:family="text">
      <style:text-properties style:font-name="Arial" fo:font-size="10pt" fo:letter-spacing="normal" fo:font-weight="normal" style:font-size-asian="10pt" style:font-size-complex="10pt"/>
    </style:style>
    <style:style style:name="T6" style:family="text">
      <style:text-properties fo:background-color="#ffff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</text:p>
      <text:section text:style-name="Sect1" text:name="3524">
        <text:p text:style-name="P3"><text:span text:style-name="Strong_20_Emphasis"><text:span text:style-name="T5">Why are brute force attacks a poor choice for attackers who want to conduct an attack as quickly as possible?</text:span></text:span></text:p>
        <text:p text:style-name="P3"><text:span text:style-name="Strong_20_Emphasis"><text:span text:style-name="T5"/></text:span></text:p>
        <text:list xml:id="list5453360374298936044" text:style-name="L1">
          <text:list-item>
            <text:p text:style-name="P5">Since brute force attacks rely on user interaction, users may dismiss them and choose not to activate the trigger.</text:p>
          </text:list-item>
          <text:list-item>
            <text:p text:style-name="P5">They rely on guessing passwords from a comprehensive list, which can take time, even years.<text:tab/><text:tab/><text:span text:style-name="T6">rigth</text:span></text:p>
          </text:list-item>
          <text:list-item>
            <text:p text:style-name="P5">Attackers must guess and type each password separately, which can take a significant amount of time.</text:p>
          </text:list-item>
          <text:list-item>
            <text:p text:style-name="P5">Since the attackers should create an organized plan before performing the attack.</text:p>
          </text:list-item>
        </text:list>
        <text:p text:style-name="P17">Score: 0.00</text:p>
        <text:list xml:id="list9017299344933408124" text:style-name="L2">
          <text:list-item>
            <text:p text:style-name="P6">Since the attackers should create an organized plan before performing the attack.</text:p>
          </text:list-item>
        </text:list>
      </text:section>
      <text:section text:style-name="Sect1" text:name="3525">
        <text:p text:style-name="P2">2)</text:p>
        <text:p text:style-name="P3"><text:span text:style-name="Strong_20_Emphasis"><text:span text:style-name="T5">Which steps do cybersecurity teams take to ensure cybersecurity?</text:span></text:span></text:p>
        <text:list xml:id="list2052034746385603095" text:style-name="L3">
          <text:list-item>
            <text:p text:style-name="P7">Detect, investigate, report</text:p>
          </text:list-item>
          <text:list-item>
            <text:p text:style-name="P7">Identify, evaluate, report</text:p>
          </text:list-item>
          <text:list-item>
            <text:p text:style-name="P7">Identify, analyze, act<text:tab/><text:tab/><text:tab/><text:span text:style-name="T6">rigth</text:span></text:p>
          </text:list-item>
        </text:list>
        <text:p text:style-name="P17">Score: 4.00</text:p>
      </text:section>
      <text:section text:style-name="Sect1" text:name="3526">
        <text:p text:style-name="P2">3)</text:p>
        <text:p text:style-name="P3"><text:span text:style-name="T5">An attacker gained illegal access to someone's personal bank account and used it to make online purchases. </text:span><text:span text:style-name="Strong_20_Emphasis"><text:span text:style-name="T5">Which category of cybercrime does this scenario belong to?</text:span></text:span></text:p>
        <text:p text:style-name="P3"><text:span text:style-name="Strong_20_Emphasis"><text:span text:style-name="T5"/></text:span></text:p>
        <text:list xml:id="list8691748596918898407" text:style-name="L4">
          <text:list-item>
            <text:p text:style-name="P8">Resources</text:p>
          </text:list-item>
          <text:list-item>
            <text:p text:style-name="P8">Government</text:p>
          </text:list-item>
          <text:list-item>
            <text:p text:style-name="P8">Assets<text:tab/><text:tab/><text:tab/><text:span text:style-name="T6">rigth</text:span></text:p>
          </text:list-item>
          <text:list-item>
            <text:p text:style-name="P8">All of the above</text:p>
          </text:list-item>
        </text:list>
        <text:p text:style-name="P17">Score: 4.00</text:p>
      </text:section>
      <text:section text:style-name="Sect1" text:name="3527">
        <text:p text:style-name="P2">4)</text:p>
        <text:p text:style-name="P3"><text:span text:style-name="Strong_20_Emphasis"><text:span text:style-name="T5">How do attackers use fear to trick victims into doing something they don't intend to do in social engineering attacks?</text:span></text:span></text:p>
        <text:p text:style-name="P3"><text:span text:style-name="Strong_20_Emphasis"><text:span text:style-name="T5"/></text:span></text:p>
        <text:list xml:id="list7249095298271715248" text:style-name="L5">
          <text:list-item>
            <text:p text:style-name="P9">They convince victims that if they do not act, catastrophic things could happen to them.<text:tab/><text:tab/><text:span text:style-name="T6">rigth</text:span></text:p>
          </text:list-item>
          <text:list-item>
            <text:p text:style-name="P9">They mislead victims into believing they will receive money or a valued prize.</text:p>
          </text:list-item>
          <text:list-item>
            <text:p text:style-name="P9">They make an appealing or beneficial promise to the victim.</text:p>
          </text:list-item>
          <text:list-item>
            <text:p text:style-name="P9">They mislead users into downloading something out of curiosity.</text:p>
          </text:list-item>
        </text:list>
        <text:p text:style-name="P17">Score: 4.00</text:p>
      </text:section>
      <text:section text:style-name="Sect1" text:name="3528">
        <text:p text:style-name="P2">5)</text:p>
        <text:p text:style-name="P3"><text:span text:style-name="Strong_20_Emphasis"><text:span text:style-name="T5">Which of the following statements is correct about the trojans?</text:span></text:span></text:p>
        <text:p text:style-name="P3"><text:span text:style-name="Strong_20_Emphasis"><text:span text:style-name="T5"/></text:span></text:p>
        <text:list xml:id="list2066778255446771015" text:style-name="L6">
          <text:list-item>
            <text:p text:style-name="P10">Trojans making the victim's machine unavailable.</text:p>
          </text:list-item>
          <text:list-item>
            <text:p text:style-name="P10">Trojans encrypt user files and documents and demand payment to decrypt them.</text:p>
          </text:list-item>
          <text:list-item>
            <text:p text:style-name="P10">Trojans replicate or clone themselves through infections.</text:p>
          </text:list-item>
          <text:list-item>
            <text:p text:style-name="P10">Trojans conceal its actual aim by convincing users that it is a safe and legal file.<text:tab/><text:tab/><text:span text:style-name="T6">rigth</text:span></text:p>
          </text:list-item>
        </text:list>
        <text:p text:style-name="P17"><text:soft-page-break/>Score: 4.00</text:p>
      </text:section>
      <text:section text:style-name="Sect1" text:name="3529">
        <text:p text:style-name="P2">6)</text:p>
        <text:p text:style-name="P3"><text:span text:style-name="Strong_20_Emphasis"><text:span text:style-name="T5">The presence of a weakness in a system, program, or network is referred to as a:</text:span></text:span></text:p>
        <text:p text:style-name="P3"><text:span text:style-name="Strong_20_Emphasis"><text:span text:style-name="T5"/></text:span></text:p>
        <text:list xml:id="list8240590676130180190" text:style-name="L7">
          <text:list-item>
            <text:p text:style-name="P11">Virus</text:p>
          </text:list-item>
          <text:list-item>
            <text:p text:style-name="P11">Adware</text:p>
          </text:list-item>
          <text:list-item>
            <text:p text:style-name="P11">Trojan</text:p>
          </text:list-item>
          <text:list-item>
            <text:p text:style-name="P11">Vulnerability<text:tab/><text:tab/><text:span text:style-name="T6">rigth</text:span></text:p>
          </text:list-item>
        </text:list>
        <text:p text:style-name="P17">Score: 4.00</text:p>
      </text:section>
      <text:section text:style-name="Sect1" text:name="3530">
        <text:p text:style-name="P2">7)</text:p>
        <text:p text:style-name="P3"><text:span text:style-name="Strong_20_Emphasis"><text:span text:style-name="T5">A type of software application or script that performs tasks on command, allowing a remote attacker to take full control of a computer is:</text:span></text:span></text:p>
        <text:p text:style-name="P3"><text:span text:style-name="Strong_20_Emphasis"><text:span text:style-name="T5"/></text:span></text:p>
        <text:list xml:id="list5285255910298259574" text:style-name="L8">
          <text:list-item>
            <text:p text:style-name="P12">Worm</text:p>
          </text:list-item>
          <text:list-item>
            <text:p text:style-name="P12">Ransomware</text:p>
          </text:list-item>
          <text:list-item>
            <text:p text:style-name="P12">Botnet<text:tab/><text:tab/><text:tab/><text:span text:style-name="T6">rigth</text:span></text:p>
          </text:list-item>
          <text:list-item>
            <text:p text:style-name="P12">DDoS</text:p>
          </text:list-item>
        </text:list>
        <text:p text:style-name="P17">Score: 4.00</text:p>
      </text:section>
      <text:section text:style-name="Sect1" text:name="3531">
        <text:p text:style-name="P2">8)</text:p>
        <text:p text:style-name="P3"><text:span text:style-name="Strong_20_Emphasis"><text:span text:style-name="T5">A type of phishing technique that employs a phone call to abuse victims is:</text:span></text:span></text:p>
        <text:p text:style-name="P3"><text:span text:style-name="Strong_20_Emphasis"><text:span text:style-name="T5"/></text:span></text:p>
        <text:list xml:id="list2944308473762893101" text:style-name="L9">
          <text:list-item>
            <text:p text:style-name="P13">Email phishing</text:p>
          </text:list-item>
          <text:list-item>
            <text:p text:style-name="P13">Spear-phishing</text:p>
          </text:list-item>
          <text:list-item>
            <text:p text:style-name="P13">Vishing<text:tab/><text:tab/><text:tab/><text:span text:style-name="T6">rigth</text:span></text:p>
          </text:list-item>
          <text:list-item>
            <text:p text:style-name="P16">Smishing</text:p>
          </text:list-item>
        </text:list>
        <text:p text:style-name="P17">Score: 4.00</text:p>
      </text:section>
      <text:section text:style-name="Sect1" text:name="3532">
        <text:p text:style-name="P2">9)</text:p>
        <text:p text:style-name="P3"><text:span text:style-name="Strong_20_Emphasis"><text:span text:style-name="T5">A type of malware that shows promotions to users while they are online to generate revenue for the publisher is:</text:span></text:span></text:p>
        <text:p text:style-name="P3"><text:span text:style-name="Strong_20_Emphasis"><text:span text:style-name="T5"/></text:span></text:p>
        <text:list xml:id="list564270344298694070" text:style-name="L10">
          <text:list-item>
            <text:p text:style-name="P14">Virus</text:p>
          </text:list-item>
          <text:list-item>
            <text:p text:style-name="P14">Trojan</text:p>
          </text:list-item>
          <text:list-item>
            <text:p text:style-name="P14">Adware<text:tab/><text:tab/><text:tab/><text:span text:style-name="T6">rigth</text:span></text:p>
          </text:list-item>
          <text:list-item>
            <text:p text:style-name="P14">Worm</text:p>
          </text:list-item>
        </text:list>
        <text:p text:style-name="P17">Score: 4.00</text:p>
      </text:section>
      <text:section text:style-name="Sect1" text:name="3533">
        <text:p text:style-name="P2">10)</text:p>
        <text:p text:style-name="P3"><text:span text:style-name="Strong_20_Emphasis"><text:span text:style-name="T5">Which team is responsible for detecting intrusions and malicious activities in the network?</text:span></text:span></text:p>
        <text:list xml:id="list8923969761577625077" text:style-name="L11">
          <text:list-item>
            <text:p text:style-name="P15">Threat Intelligence</text:p>
          </text:list-item>
          <text:list-item>
            <text:p text:style-name="P15">Incident Response</text:p>
          </text:list-item>
          <text:list-item>
            <text:p text:style-name="P15">SOC<text:tab/><text:tab/><text:tab/><text:span text:style-name="T6">rigth</text:span></text:p>
          </text:list-item>
          <text:list-item>
            <text:p text:style-name="P15"><text:soft-page-break/>Risk Management</text:p>
          </text:list-item>
        </text:list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979cm" fo:margin-bottom="1.997cm" fo:margin-left="1.138cm" fo:margin-right="1.0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23S</meta:editing-duration>
    <meta:editing-cycles>3</meta:editing-cycles>
    <meta:generator>OpenOffice/4.1.14$Win32 OpenOffice.org_project/4114m1$Build-9811</meta:generator>
    <dc:date>2023-11-21T13:55:06.94</dc:date>
    <meta:document-statistic meta:table-count="0" meta:image-count="0" meta:object-count="0" meta:page-count="3" meta:paragraph-count="69" meta:word-count="452" meta:character-count="2559"/>
    <dc:creator>kaos sevdalisi</dc:creator>
    <meta:user-defined meta:name="Info 1"/>
    <meta:user-defined meta:name="Info 2"/>
    <meta:user-defined meta:name="Info 3"/>
    <meta:user-defined meta:name="Info 4"/>
  </office:meta>
</office:document-meta>
</file>